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lemetryDatabase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pid</text:p>
          </table:table-cell>
          <table:table-cell table:style-name="ce1" office:value-type="string" calcext:value-type="string">
            <text:p>shortName</text:p>
          </table:table-cell>
          <table:table-cell table:style-name="ce1" office:value-type="string" calcext:value-type="string">
            <text:p>wrapRobot</text:p>
          </table:table-cell>
          <table:table-cell table:style-name="ce1" office:value-type="string" calcext:value-type="string">
            <text:p>file_ext</text:p>
          </table:table-cell>
          <table:table-cell table:style-name="ce1" office:value-type="string" calcext:value-type="string">
            <text:p>hasTC</text:p>
          </table:table-cell>
          <table:table-cell table:style-name="ce1" office:value-type="string" calcext:value-type="string">
            <text:p>extracto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byte order</text:p>
          </table:table-cell>
        </table:table-row>
        <table:table-row table:style-name="ro1"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bmpCal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office:value-type="string" calcext:value-type="string">
            <text:p>ac1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ac2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ac3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ac4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ac5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ac6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b1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b2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mb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mc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md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pio.zpaq</text:p>
          </table:table-cell>
          <table:table-cell table:style-name="ce1"/>
          <table:table-cell table:style-name="ce1" office:value-type="string" calcext:value-type="string">
            <text:p>dump</text:p>
          </table:table-cell>
          <table:table-cell table:style-name="ce1" office:value-type="string" calcext:value-type="string">
            <text:p>base-sourceStart</text:p>
          </table:table-cell>
          <table:table-cell table:style-name="ce1" office:value-type="string" calcext:value-type="string">
            <text:p>ofs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base,len&gt;dumpPktSize?dumpPktSize:le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ar[]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bTC</text:p>
          </table:table-cell>
          <table:table-cell table:style-name="ce1" office:value-type="string" calcext:value-type="string">
            <text:p>csv</text:p>
          </table:table-cell>
          <table:table-cell table:number-columns-repeated="2" table:style-name="ce1" office:value-type="string" calcext:value-type="string">
            <text:p>bx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bz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by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sdDrain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TC1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0x0A</text:p>
          </table:table-cell>
          <table:table-cell table:style-name="ce1" office:value-type="string" calcext:value-type="string">
            <text:p>bmpData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T_raw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_raw</text:p>
          </table:table-cell>
          <table:table-cell table:style-name="ce1" office:value-type="string" calcext:value-type="string">
            <text:p>int32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T_C</text:p>
          </table:table-cell>
          <table:table-cell table:style-name="ce1" office:value-type="string" calcext:value-type="string">
            <text:p>int16_t</text:p>
          </table:table-cell>
          <table:table-cell table:style-name="ce1" office:value-type="string" calcext:value-type="string">
            <text:p>DegC*1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_Pa</text:p>
          </table:table-cell>
          <table:table-cell table:style-name="ce1" office:value-type="string" calcext:value-type="string">
            <text:p>uint32_t</text:p>
          </table:table-cell>
          <table:table-cell table:style-name="ce1" office:value-type="string" calcext:value-type="string">
            <text:p>Pa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TC1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HW_TYPE()</text:p>
          </table:table-cell>
          <table:table-cell table:style-name="ce1" office:value-type="string" calcext:value-type="string">
            <text:p>HW_TYPE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HW_SERIAL()</text:p>
          </table:table-cell>
          <table:table-cell table:style-name="ce1" office:value-type="string" calcext:value-type="string">
            <text:p>HW_SERIAL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MAMCR()</text:p>
          </table:table-cell>
          <table:table-cell table:style-name="ce1" office:value-type="string" calcext:value-type="string">
            <text:p>MAMCR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MAMTIM()</text:p>
          </table:table-cell>
          <table:table-cell table:style-name="ce1" office:value-type="string" calcext:value-type="string">
            <text:p>MAMTIM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PLLSTAT(0)</text:p>
          </table:table-cell>
          <table:table-cell table:style-name="ce1" office:value-type="string" calcext:value-type="string">
            <text:p>PLLSTAT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VPBDIV()</text:p>
          </table:table-cell>
          <table:table-cell table:style-name="ce1" office:value-type="string" calcext:value-type="string">
            <text:p>VPBDIV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FOSC</text:p>
          </table:table-cell>
          <table:table-cell table:style-name="ce1" office:value-type="string" calcext:value-type="string">
            <text:p>uint32_t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Crystal Oscillator Frequency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CCLK</text:p>
          </table:table-cell>
          <table:table-cell table:style-name="ce1" office:value-type="string" calcext:value-type="string">
            <text:p>uint32_t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Core clock rate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PCLK</text:p>
          </table:table-cell>
          <table:table-cell table:style-name="ce1" office:value-type="string" calcext:value-type="string">
            <text:p>uint32_t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Peripheral clock rate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PREINT()</text:p>
          </table:table-cell>
          <table:table-cell table:style-name="ce1" office:value-type="string" calcext:value-type="string">
            <text:p>PREINT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PREFRAC()</text:p>
          </table:table-cell>
          <table:table-cell table:style-name="ce1" office:value-type="string" calcext:value-type="string">
            <text:p>PREFRAC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CCR()</text:p>
          </table:table-cell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version_string</text:p>
          </table:table-cell>
          <table:table-cell table:style-name="ce1" office:value-type="string" calcext:value-type="string">
            <text:p>char[]</text:p>
          </table:table-cell>
          <table:table-cell table:style-name="ce1"/>
          <table:table-cell table:style-name="ce1" office:value-type="string" calcext:value-type="string">
            <text:p>Version strin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x0D</text:p>
          </table:table-cell>
          <table:table-cell table:style-name="ce1" office:value-type="string" calcext:value-type="string">
            <text:p>ad799xConfig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channelMask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nChannels</text:p>
          </table:table-cell>
          <table:table-cell table:style-name="ce1" office:value-type="string" calcext:value-type="string">
            <text:p>uint8_t</text:p>
          </table:table-cell>
          <table:table-cell table:style-name="ce1"/>
          <table:table-cell table:style-name="ce1" office:value-type="string" calcext:value-type="string">
            <text:p>Only 4 bits of this are actually valid data, don't know if its the low 4 or high</text:p>
          </table:table-cell>
          <table:table-cell table:style-name="ce1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worked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0x0E</text:p>
          </table:table-cell>
          <table:table-cell table:style-name="ce1" office:value-type="string" calcext:value-type="string">
            <text:p>hmccf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read(0)</text:p>
          </table:table-cell>
          <table:table-cell table:style-name="ce1" office:value-type="string" calcext:value-type="string">
            <text:p>cfg0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1)</text:p>
          </table:table-cell>
          <table:table-cell table:style-name="ce1" office:value-type="string" calcext:value-type="string">
            <text:p>cfg1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2)</text:p>
          </table:table-cell>
          <table:table-cell table:style-name="ce1" office:value-type="string" calcext:value-type="string">
            <text:p>cfg2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9)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10)</text:p>
          </table:table-cell>
          <table:table-cell table:style-name="ce1" office:value-type="string" calcext:value-type="string">
            <text:p>whoamiH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11)</text:p>
          </table:table-cell>
          <table:table-cell table:style-name="ce1" office:value-type="string" calcext:value-type="string">
            <text:p>whoami4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12)</text:p>
          </table:table-cell>
          <table:table-cell table:style-name="ce1" office:value-type="string" calcext:value-type="string">
            <text:p>whoami3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0x0F</text:p>
          </table:table-cell>
          <table:table-cell table:style-name="ce1" office:value-type="string" calcext:value-type="string">
            <text:p>mpuConfig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office:value-type="string" calcext:value-type="string">
            <text:p>i2cAddr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0D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0E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0F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10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19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1A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1B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1C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1F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37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38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6B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g0x75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0x10</text:p>
          </table:table-cell>
          <table:table-cell table:style-name="ce1" office:value-type="string" calcext:value-type="string">
            <text:p>rktoFast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sv</text:p>
          </table:table-cell>
          <table:table-cell/>
          <table:table-cell office:value-type="string" calcext:value-type="string">
            <text:p>max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X acceleration sensor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may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Y acceleration sensor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maz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Z acceleration sensor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mgx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X rotation sensor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mgy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Y rotation sensor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mgz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Z rotation sensor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mt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die temperature sensor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hx data</text:p>
          </table:table-cell>
          <table:table-cell table:style-name="ce1" office:value-type="string" calcext:value-type="string">
            <text:p>uint16_t</text:p>
          </table:table-cell>
          <table:table-cell table:style-name="ce1"/>
          <table:table-cell table:style-name="ce1" office:value-type="string" calcext:value-type="string">
            <text:p>Each channel of the AD799x part has a 16-bit register with the highest two bits set to zero, the next two indicating the channel,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hy data</text:p>
          </table:table-cell>
          <table:table-cell table:style-name="ce1" office:value-type="string" calcext:value-type="string">
            <text:p>uint16_t</text:p>
          </table:table-cell>
          <table:table-cell table:style-name="ce1"/>
          <table:table-cell table:style-name="ce1" office:value-type="string" calcext:value-type="string">
            <text:p>and the last 12 carrying the actual data in unsigned format. The data in the packet exactly reflects the data read from the part.</text:p>
          </table:table-cell>
          <table:table-cell table:style-name="ce1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hz data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hw data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TC1</text:p>
          </table:table-cell>
          <table:table-cell table:style-name="ce1" office:value-type="string" calcext:value-type="string">
            <text:p>uint32_t</text:p>
          </table:table-cell>
          <table:table-cell table:style-name="ce1"/>
          <table:table-cell office:value-type="string" calcext:value-type="string">
            <text:p>Time that the readout was completed. TC is the time that the readout was started. This does not include the time it takes to write the packet.</text:p>
          </table:table-cell>
          <table:table-cell table:style-name="ce1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dInfo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Mfr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EM</text:p>
          </table:table-cell>
          <table:table-cell office:value-type="string" calcext:value-type="string">
            <text:p>char[3]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roduct</text:p>
          </table:table-cell>
          <table:table-cell office:value-type="string" calcext:value-type="string">
            <text:p>char[6]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evision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erial</text:p>
          </table:table-cell>
          <table:table-cell office:value-type="string" calcext:value-type="string">
            <text:p>uint32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fg_year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fg_month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apacityH</text:p>
          </table:table-cell>
          <table:table-cell office:value-type="string" calcext:value-type="string">
            <text:p>uint32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apacityL</text:p>
          </table:table-cell>
          <table:table-cell office:value-type="string" calcext:value-type="string">
            <text:p>uint32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lag_copy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lag_wp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lag_wp_temp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ormat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vbusPower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oldVbus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newVbus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verticality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isVert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upTime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vertTimeout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pktOverflow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ovCount</text:p>
          </table:table-cell>
          <table:table-cell office:value-type="string" calcext:value-type="string">
            <text:p>uint8_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pps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TCPrev</text:p>
          </table:table-cell>
          <table:table-cell office:value-type="string" calcext:value-type="string">
            <text:p>uint32_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zda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zdaHMS</text:p>
          </table:table-cell>
          <table:table-cell office:value-type="string" calcext:value-type="string">
            <text:p>uint32_t</text:p>
          </table:table-cell>
          <table:table-cell/>
          <table:table-cell office:value-type="string" calcext:value-type="string">
            <text:p>Hour, minute, second, subsecond (usually millisecond)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zdaScale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Number of digits of zdaHMS which are to right of decimal point (divide zdaHMS by 10^Scale to get true HMS)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zdaDD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Day of month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zdaMM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Month of year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zdaYY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Year-2000</text:p>
          </table:table-cell>
          <table:table-cell/>
        </table:table-row>
        <table:table-row table:style-name="ro1" table:number-rows-repeated="104836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expression table:name="__shared_1_0_0" table:base-cell-address="$TelemetryDatabase.$A$1" table:expression="HEX2DEC(#REF!)"/>
        <table:named-expression table:name="__shared_1_0_1" table:base-cell-address="$TelemetryDatabase.$A$1" table:expression="#REF!+#REF!/8"/>
        <table:named-expression table:name="__shared_1_0_10" table:base-cell-address="$TelemetryDatabase.$A$1" table:expression="FLOOR(#REF!+#REF!/8+#REF!/8;1;1)"/>
        <table:named-expression table:name="__shared_1_0_11" table:base-cell-address="$TelemetryDatabase.$A$1" table:expression="FLOOR(#REF!+#REF!/8+#REF!/8;1;1)"/>
        <table:named-expression table:name="__shared_1_0_12" table:base-cell-address="$TelemetryDatabase.$A$1" table:expression="FLOOR(#REF!+#REF!/8+#REF!/8;1;1)"/>
        <table:named-expression table:name="__shared_1_0_2" table:base-cell-address="$TelemetryDatabase.$A$1" table:expression="#REF!+#REF!/8"/>
        <table:named-expression table:name="__shared_1_0_3" table:base-cell-address="$TelemetryDatabase.$A$1" table:expression="#REF!+#REF!/8"/>
        <table:named-expression table:name="__shared_1_0_4" table:base-cell-address="$TelemetryDatabase.$A$1" table:expression="#REF!+#REF!/8"/>
        <table:named-expression table:name="__shared_1_0_5" table:base-cell-address="$TelemetryDatabase.$A$1" table:expression="#REF!+#REF!/8"/>
        <table:named-expression table:name="__shared_1_0_6" table:base-cell-address="$TelemetryDatabase.$A$1" table:expression="FLOOR(#REF!+#REF!/8+#REF!/8;1;1)"/>
        <table:named-expression table:name="__shared_1_0_7" table:base-cell-address="$TelemetryDatabase.$A$1" table:expression="FLOOR(#REF!+#REF!/8+#REF!/8;1;1)"/>
        <table:named-expression table:name="__shared_1_0_8" table:base-cell-address="$TelemetryDatabase.$A$1" table:expression="FLOOR(#REF!+#REF!/8+#REF!/8;1;1)"/>
        <table:named-expression table:name="__shared_1_0_9" table:base-cell-address="$TelemetryDatabase.$A$1" table:expression="FLOOR(#REF!+#REF!/8+#REF!/8;1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6:18:49.336198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ket_20_list" style:display-name="PageStyle_Packet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ppesen</meta:initial-creator>
    <meta:creation-date>2013-10-18T16:22:04</meta:creation-date>
    <dc:date>2016-01-06T16:57:09.263921583</dc:date>
    <meta:generator>LibreOffice/5.0.2.2$Linux_X86_64 LibreOffice_project/00m0$Build-2</meta:generator>
    <meta:editing-duration>PT7M10S</meta:editing-duration>
    <meta:editing-cycles>1</meta:editing-cycles>
    <meta:document-statistic meta:table-count="1" meta:cell-count="335" meta:object-count="0"/>
    <meta:user-defined meta:name="AppVersion">14.0300</meta:user-defined>
    <meta:user-defined meta:name="Company">LASP, 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